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5.263cm"/>
    </style:style>
    <style:style style:name="co6" style:family="table-column">
      <style:table-column-properties fo:break-before="auto" style:column-width="10.82cm"/>
    </style:style>
    <style:style style:name="co7" style:family="table-column">
      <style:table-column-properties fo:break-before="auto" style:column-width="11.691cm"/>
    </style:style>
    <style:style style:name="co8" style:family="table-column">
      <style:table-column-properties fo:break-before="auto" style:column-width="17.6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GB">
      <number:number number:min-integer-digits="1"/>
    </number:number-style>
    <style:style style:name="ce1" style:family="table-cell" style:parent-style-name="Default"/>
    <style:style style:name="ce2" style:family="table-cell" style:parent-style-name="Default" style:data-style-name="N10114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10113">
      <style:table-cell-properties fo:background-color="#ffff00"/>
    </style:style>
    <style:style style:name="ce6" style:family="table-cell" style:parent-style-name="Default" style:data-style-name="N10113"/>
    <style:style style:name="ce7" style:family="table-cell" style:parent-style-name="Default" style:data-style-name="N10113">
      <style:table-cell-properties fo:background-color="transparen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00">
      <style:table-cell-properties fo:background-color="#ffff00"/>
    </style:style>
    <style:style style:name="ce10" style:family="table-cell" style:parent-style-name="Default" style:data-style-name="N11"/>
    <style:style style:name="ce11" style:family="table-cell" style:parent-style-name="Default" style:data-style-name="N10000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motherboard_mini-itx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/>
          <table:table-cell office:value-type="string" calcext:value-type="string">
            <text:p>/home/phi/dev/paillaaS/board/prototype/motherboard_mini-itx/motherboard_mini-itx.sch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/>
          <table:table-cell office:value-type="string" calcext:value-type="string">
            <text:p>lun. 19 avril 2021 18:44:23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/>
          <table:table-cell office:value-type="string" calcext:value-type="string">
            <text:p>Eeschema 5.1.9-73d0e3b20d~88~ubuntu20.04.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/>
          <table:table-cell office:value-type="string" calcext:value-type="string">
            <text:p>/usr/share/kicad/plugins/bom_csv_grouped_by_value.py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5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6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7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8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C8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RJMG2310228A0ER</text:p>
          </table:table-cell>
          <table:table-cell table:number-columns-repeated="2" office:value-type="string" calcext:value-type="string">
            <text:p>library:RJMG2310228A0ER</text:p>
          </table:table-cell>
          <table:table-cell office:value-type="string" calcext:value-type="string">
            <text:p>https://cdn.amphenol-icc.com/media/wysiwyg/files/documentation/datasheet/inputoutput/io_rjmag_stacked.pdf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SFV22R-1STBE1H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SFV22R-1STBE1H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Molex:Molex_Mini-Fit_Jr_5566-04A_2x02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ATX24pin</text:p>
          </table:table-cell>
          <table:table-cell office:value-type="string" calcext:value-type="string">
            <text:p>Connector_Generic:Conn_02x12_Top_Bottom</text:p>
          </table:table-cell>
          <table:table-cell office:value-type="string" calcext:value-type="string">
            <text:p>Connector_Molex:Molex_Mini-Fit_Jr_5566-24A_2x12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ATXP8</text:p>
          </table:table-cell>
          <table:table-cell office:value-type="string" calcext:value-type="string">
            <text:p>Connector_Generic:Conn_02x04_Top_Bottom</text:p>
          </table:table-cell>
          <table:table-cell office:value-type="string" calcext:value-type="string">
            <text:p>Connector_Molex:Molex_Mini-Fit_Jr_5566-08A_2x04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IDC:IDC-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SFV22R-1STBE1H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Connector:HDMI_A</text:p>
          </table:table-cell>
          <table:table-cell office:value-type="string" calcext:value-type="string">
            <text:p>library:HDMI_RAHHD19TR</text:p>
          </table:table-cell>
          <table:table-cell office:value-type="string" calcext:value-type="string">
            <text:p>https://en.wikipedia.org/wiki/HDMI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Molex:Molex_Mini-Fit_Jr_5566-02A_2x01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Fan connect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:Fan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0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2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8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60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6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66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68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4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6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7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2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8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9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R1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PTS526 SM15 SMTR2 LFS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Push_1P1T_NO_Vertical_Wuerth_43413302581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Compute_Module_4_Functional</text:p>
          </table:table-cell>
          <table:table-cell office:value-type="string" calcext:value-type="string">
            <text:p>Raspberry_Pi_Compute_Module_4:Compute_Module_4_Functional</text:p>
          </table:table-cell>
          <table:table-cell office:value-type="string" calcext:value-type="string">
            <text:p>RPi_Compute_Module_4:Raspberry-Pi-4-Compute-Module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P3008</text:p>
          </table:table-cell>
          <table:table-cell office:value-type="string" calcext:value-type="string">
            <text:p>library:MCP3008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1.microchip.com/downloads/en/DeviceDoc/21295d.pdf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74LVC4245A</text:p>
          </table:table-cell>
          <table:table-cell office:value-type="string" calcext:value-type="string">
            <text:p>library:74LVC4245A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assets.nexperia.com/documents/data-sheet/74HC_HCT244.pdf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AP22804AW5</text:p>
          </table:table-cell>
          <table:table-cell office:value-type="string" calcext:value-type="string">
            <text:p>Power_Management:AP22804A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22804_14.pdf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74LVC4245A</text:p>
          </table:table-cell>
          <table:table-cell office:value-type="string" calcext:value-type="string">
            <text:p>library:74LVC4245A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assets.nexperia.com/documents/data-sheet/74HC_HCT244.pdf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FSUSB30MUX</text:p>
          </table:table-cell>
          <table:table-cell office:value-type="string" calcext:value-type="string">
            <text:p>library:FSUSB30MUX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s://www.onsemi.com/pdf/datasheet/fsusb30-d.pdf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AP22804AW5</text:p>
          </table:table-cell>
          <table:table-cell office:value-type="string" calcext:value-type="string">
            <text:p>Power_Management:AP22804A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22804_14.pdf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</text:p>
          </table:table-cell>
          <table:table-cell table:number-columns-repeated="3"/>
          <table:table-cell table:style-name="Default" office:value-type="string" calcext:value-type="string">
            <text:p>Mouser</text:p>
          </table:table-cell>
          <table:table-cell table:style-name="Default"/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EUR" office:value="0.013" calcext:value-type="currency">
            <text:p>0.013 €</text:p>
          </table:table-cell>
          <table:table-cell office:value-type="float" office:value="34" calcext:value-type="float">
            <text:p>34</text:p>
          </table:table-cell>
          <table:table-cell table:style-name="ce3" table:formula="of:=IF([.E229];[.C229];0)" office:value-type="float" office:value="34" calcext:value-type="float">
            <text:p>34</text:p>
          </table:table-cell>
          <table:table-cell table:style-name="ce5" table:formula="of:=[.B229]*[.C229]" office:value-type="currency" office:currency="EUR" office:value="0.442" calcext:value-type="currency">
            <text:p>0.44 €</text:p>
          </table:table-cell>
          <table:table-cell table:style-name="ce5" table:formula="of:=SUM([.E$229:.E229])" office:value-type="currency" office:currency="EUR" office:value="0.442" calcext:value-type="currency">
            <text:p>0.44 €</text:p>
          </table:table-cell>
          <table:table-cell table:style-name="ce6" office:value-type="string" calcext:value-type="string">
            <text:p><text:s/>581-0402YD104MAT2A</text:p>
          </table:table-cell>
          <table:table-cell table:style-name="ce6"/>
          <table:table-cell office:value-type="string" calcext:value-type="string">
            <text:p>C1, C2, C3, C6, C8, C9, C11, C13, C14, C17, C18, C20, C22, C23, C26, C27, C29, C31, C32, C35, C36, C38, C40, C41, C44, C45, C47, C49, C50, C57, C58, C61, C62, 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EUR" office:value="0.025" calcext:value-type="currency">
            <text:p>0.025 €</text:p>
          </table:table-cell>
          <table:table-cell office:value-type="float" office:value="26" calcext:value-type="float">
            <text:p>26</text:p>
          </table:table-cell>
          <table:table-cell table:style-name="ce3" table:formula="of:=IF([.E230];[.C230];0)" office:value-type="float" office:value="26" calcext:value-type="float">
            <text:p>26</text:p>
          </table:table-cell>
          <table:table-cell table:style-name="ce5" table:formula="of:=[.B230]*[.C230]" office:value-type="currency" office:currency="EUR" office:value="0.65" calcext:value-type="currency">
            <text:p>0.65 €</text:p>
          </table:table-cell>
          <table:table-cell table:style-name="ce5" table:formula="of:=SUM([.E$229:.E230])" office:value-type="currency" office:currency="EUR" office:value="1.092" calcext:value-type="currency">
            <text:p>1.09 €</text:p>
          </table:table-cell>
          <table:table-cell table:style-name="Default" office:value-type="string" calcext:value-type="string">
            <text:p><text:s/>963-EMK105BJ105KVHF </text:p>
          </table:table-cell>
          <table:table-cell table:style-name="Default"/>
          <table:table-cell office:value-type="string" calcext:value-type="string">
            <text:p>C4, C12, C15, C16, C21, C24, C25, C30, C33, C34, C39, C42, C43, C48, C51, C52, C53, C55, C63, C64, C66, C68, C70, C72, C76, C7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EUR" office:value="0.013" calcext:value-type="currency">
            <text:p>0.013 €</text:p>
          </table:table-cell>
          <table:table-cell office:value-type="float" office:value="10" calcext:value-type="float">
            <text:p>10</text:p>
          </table:table-cell>
          <table:table-cell table:style-name="ce3" table:formula="of:=IF([.E231];[.C231];0)" office:value-type="float" office:value="10" calcext:value-type="float">
            <text:p>10</text:p>
          </table:table-cell>
          <table:table-cell table:style-name="ce5" table:formula="of:=[.B231]*[.C231]" office:value-type="currency" office:currency="EUR" office:value="0.13" calcext:value-type="currency">
            <text:p>0.13 €</text:p>
          </table:table-cell>
          <table:table-cell table:style-name="ce5" table:formula="of:=SUM([.E$229:.E231])" office:value-type="currency" office:currency="EUR" office:value="1.222" calcext:value-type="currency">
            <text:p>1.22 €</text:p>
          </table:table-cell>
          <table:table-cell table:style-name="ce7" table:number-columns-repeated="2"/>
          <table:table-cell office:value-type="string" calcext:value-type="string">
            <text:p>C5, C7, C54, C56, C67, C69, C71, C73, C74, C7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EUR" office:value="0.03" calcext:value-type="currency">
            <text:p>0.030 €</text:p>
          </table:table-cell>
          <table:table-cell office:value-type="float" office:value="5" calcext:value-type="float">
            <text:p>5</text:p>
          </table:table-cell>
          <table:table-cell table:style-name="ce3" table:formula="of:=IF([.E232];[.C232];0)" office:value-type="float" office:value="5" calcext:value-type="float">
            <text:p>5</text:p>
          </table:table-cell>
          <table:table-cell table:style-name="ce5" table:formula="of:=[.B232]*[.C232]" office:value-type="currency" office:currency="EUR" office:value="0.15" calcext:value-type="currency">
            <text:p>0.15 €</text:p>
          </table:table-cell>
          <table:table-cell table:style-name="ce5" table:formula="of:=SUM([.E$229:.E232])" office:value-type="currency" office:currency="EUR" office:value="1.372" calcext:value-type="currency">
            <text:p>1.37 €</text:p>
          </table:table-cell>
          <table:table-cell table:style-name="Default" office:value-type="string" calcext:value-type="string">
            <text:p><text:s/>80-C0603C223K5R</text:p>
          </table:table-cell>
          <table:table-cell table:style-name="Default"/>
          <table:table-cell office:value-type="string" calcext:value-type="string">
            <text:p>C10, C19, C28, C37, C4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EUR" office:value="0.119" calcext:value-type="currency">
            <text:p>0.119 €</text:p>
          </table:table-cell>
          <table:table-cell office:value-type="float" office:value="6" calcext:value-type="float">
            <text:p>6</text:p>
          </table:table-cell>
          <table:table-cell table:style-name="ce3" table:formula="of:=IF([.E233];[.C233];0)" office:value-type="float" office:value="6" calcext:value-type="float">
            <text:p>6</text:p>
          </table:table-cell>
          <table:table-cell table:style-name="ce5" table:formula="of:=[.B233]*[.C233]" office:value-type="currency" office:currency="EUR" office:value="0.714" calcext:value-type="currency">
            <text:p>0.71 €</text:p>
          </table:table-cell>
          <table:table-cell table:style-name="ce5" table:formula="of:=SUM([.E$229:.E233])" office:value-type="currency" office:currency="EUR" office:value="2.086" calcext:value-type="currency">
            <text:p>2.09 €</text:p>
          </table:table-cell>
          <table:table-cell table:style-name="Default" office:value-type="string" calcext:value-type="string">
            <text:p><text:s/>140-REA101M1HBK0811P </text:p>
          </table:table-cell>
          <table:table-cell table:style-name="Default"/>
          <table:table-cell office:value-type="string" calcext:value-type="string">
            <text:p>C59, C60, C65, C79, C80, C8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EUR" office:value="0.117" calcext:value-type="currency">
            <text:p>0.117 €</text:p>
          </table:table-cell>
          <table:table-cell office:value-type="float" office:value="4" calcext:value-type="float">
            <text:p>4</text:p>
          </table:table-cell>
          <table:table-cell table:style-name="ce3" table:formula="of:=IF([.E234];[.C234];0)" office:value-type="float" office:value="4" calcext:value-type="float">
            <text:p>4</text:p>
          </table:table-cell>
          <table:table-cell table:style-name="ce5" table:formula="of:=[.B234]*[.C234]" office:value-type="currency" office:currency="EUR" office:value="0.468" calcext:value-type="currency">
            <text:p>0.47 €</text:p>
          </table:table-cell>
          <table:table-cell table:style-name="ce5" table:formula="of:=SUM([.E$229:.E234])" office:value-type="currency" office:currency="EUR" office:value="2.554" calcext:value-type="currency">
            <text:p>2.55 €</text:p>
          </table:table-cell>
          <table:table-cell table:style-name="Default" office:value-type="string" calcext:value-type="string">
            <text:p><text:s/>710-150060GS75000 </text:p>
          </table:table-cell>
          <table:table-cell table:style-name="Default"/>
          <table:table-cell office:value-type="string" calcext:value-type="string">
            <text:p>D1, D2, D3, 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formula="of:=IF([.E235];[.C235];0)" office:value-type="float" office:value="0" calcext:value-type="float">
            <text:p>0</text:p>
          </table:table-cell>
          <table:table-cell table:style-name="ce5" table:formula="of:=[.B235]*[.C235]" office:value-type="currency" office:currency="EUR" office:value="0" calcext:value-type="currency">
            <text:p>0.00 €</text:p>
          </table:table-cell>
          <table:table-cell table:style-name="ce5" table:formula="of:=SUM([.E$229:.E235])" office:value-type="currency" office:currency="EUR" office:value="2.554" calcext:value-type="currency">
            <text:p>2.55 €</text:p>
          </table:table-cell>
          <table:table-cell table:style-name="ce7" table:number-columns-repeated="2"/>
          <table:table-cell office:value-type="string" calcext:value-type="string">
            <text:p>H1, H2, H3, H4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EUR" office:value="3.45" calcext:value-type="currency">
            <text:p>3.450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36];[.C236];0)" office:value-type="float" office:value="1" calcext:value-type="float">
            <text:p>1</text:p>
          </table:table-cell>
          <table:table-cell table:style-name="ce5" table:formula="of:=[.B236]*[.C236]" office:value-type="currency" office:currency="EUR" office:value="3.45" calcext:value-type="currency">
            <text:p>3.45 €</text:p>
          </table:table-cell>
          <table:table-cell table:style-name="ce5" table:formula="of:=SUM([.E$229:.E236])" office:value-type="currency" office:currency="EUR" office:value="6.004" calcext:value-type="currency">
            <text:p>6.00 €</text:p>
          </table:table-cell>
          <table:table-cell table:style-name="Default" office:value-type="string" calcext:value-type="string">
            <text:p><text:s/>523-RJMG2310228A0ER </text:p>
          </table:table-cell>
          <table:table-cell table:style-name="Default"/>
          <table:table-cell office:value-type="string" calcext:value-type="string">
            <text:p>J1</text:p>
          </table:table-cell>
          <table:table-cell office:value-type="string" calcext:value-type="string">
            <text:p>RJMG2310228A0ER</text:p>
          </table:table-cell>
          <table:table-cell table:number-columns-repeated="2" office:value-type="string" calcext:value-type="string">
            <text:p>library:RJMG2310228A0ER</text:p>
          </table:table-cell>
          <table:table-cell office:value-type="string" calcext:value-type="string">
            <text:p>https://cdn.amphenol-icc.com/media/wysiwyg/files/documentation/datasheet/inputoutput/io_rjmag_stacked.pd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EUR" office:value="0.304" calcext:value-type="currency">
            <text:p>0.304 €</text:p>
          </table:table-cell>
          <table:table-cell office:value-type="float" office:value="3" calcext:value-type="float">
            <text:p>3</text:p>
          </table:table-cell>
          <table:table-cell table:style-name="ce3" table:formula="of:=IF([.E237];[.C237];0)" office:value-type="float" office:value="3" calcext:value-type="float">
            <text:p>3</text:p>
          </table:table-cell>
          <table:table-cell table:style-name="ce5" table:formula="of:=[.B237]*[.C237]" office:value-type="currency" office:currency="EUR" office:value="0.912" calcext:value-type="currency">
            <text:p>0.91 €</text:p>
          </table:table-cell>
          <table:table-cell table:style-name="ce5" table:formula="of:=SUM([.E$229:.E237])" office:value-type="currency" office:currency="EUR" office:value="6.916" calcext:value-type="currency">
            <text:p>6.92 €</text:p>
          </table:table-cell>
          <table:table-cell table:style-name="Default" office:value-type="string" calcext:value-type="string">
            <text:p><text:s/>649-SFV22R-1STBE1HLF </text:p>
          </table:table-cell>
          <table:table-cell table:style-name="Default"/>
          <table:table-cell office:value-type="string" calcext:value-type="string">
            <text:p>J2, J3, J11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SFV22R-1STBE1H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EUR" office:value="0.387" calcext:value-type="currency">
            <text:p>0.387 €</text:p>
          </table:table-cell>
          <table:table-cell office:value-type="float" office:value="3" calcext:value-type="float">
            <text:p>3</text:p>
          </table:table-cell>
          <table:table-cell table:style-name="ce3" table:formula="of:=IF([.E238];[.C238];0)" office:value-type="float" office:value="3" calcext:value-type="float">
            <text:p>3</text:p>
          </table:table-cell>
          <table:table-cell table:style-name="ce5" table:formula="of:=[.B238]*[.C238]" office:value-type="currency" office:currency="EUR" office:value="1.161" calcext:value-type="currency">
            <text:p>1.16 €</text:p>
          </table:table-cell>
          <table:table-cell table:style-name="ce5" table:formula="of:=SUM([.E$229:.E238])" office:value-type="currency" office:currency="EUR" office:value="8.077" calcext:value-type="currency">
            <text:p>8.08 €</text:p>
          </table:table-cell>
          <table:table-cell table:style-name="Default" office:value-type="string" calcext:value-type="string">
            <text:p>(517-30340-6002)</text:p>
          </table:table-cell>
          <table:table-cell table:style-name="Default" office:value-type="string" calcext:value-type="string">
            <text:p>302-S401</text:p>
          </table:table-cell>
          <table:table-cell office:value-type="string" calcext:value-type="string">
            <text:p>J4, J8, J9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IF([.E239];[.C239];0)" office:value-type="float" office:value="0" calcext:value-type="float">
            <text:p>0</text:p>
          </table:table-cell>
          <table:table-cell table:style-name="ce5" table:formula="of:=[.B239]*[.C239]" office:value-type="currency" office:currency="EUR" office:value="0" calcext:value-type="currency">
            <text:p>0.00 €</text:p>
          </table:table-cell>
          <table:table-cell table:style-name="ce5" table:formula="of:=SUM([.E$229:.E239])" office:value-type="currency" office:currency="EUR" office:value="8.077" calcext:value-type="currency">
            <text:p>8.08 €</text:p>
          </table:table-cell>
          <table:table-cell table:style-name="ce7"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Molex:Molex_Mini-Fit_Jr_5566-04A_2x02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EUR" office:value="0.966" calcext:value-type="currency">
            <text:p>0.966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40];[.C240];0)" office:value-type="float" office:value="1" calcext:value-type="float">
            <text:p>1</text:p>
          </table:table-cell>
          <table:table-cell table:style-name="ce5" table:formula="of:=[.B240]*[.C240]" office:value-type="currency" office:currency="EUR" office:value="0.966" calcext:value-type="currency">
            <text:p>0.97 €</text:p>
          </table:table-cell>
          <table:table-cell table:style-name="ce5" table:formula="of:=SUM([.E$229:.E240])" office:value-type="currency" office:currency="EUR" office:value="9.043" calcext:value-type="currency">
            <text:p>9.04 €</text:p>
          </table:table-cell>
          <table:table-cell table:style-name="Default" office:value-type="string" calcext:value-type="string">
            <text:p><text:s/>571-215860394 </text:p>
          </table:table-cell>
          <table:table-cell table:style-name="Default"/>
          <table:table-cell office:value-type="string" calcext:value-type="string">
            <text:p>J6</text:p>
          </table:table-cell>
          <table:table-cell office:value-type="string" calcext:value-type="string">
            <text:p>ATX24pin</text:p>
          </table:table-cell>
          <table:table-cell office:value-type="string" calcext:value-type="string">
            <text:p>Connector_Generic:Conn_02x12_Top_Bottom</text:p>
          </table:table-cell>
          <table:table-cell office:value-type="string" calcext:value-type="string">
            <text:p>Connector_Molex:Molex_Mini-Fit_Jr_5566-24A_2x12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currency" office:currency="EUR" office:value="0.512" calcext:value-type="currency">
            <text:p>0.512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41];[.C241];0)" office:value-type="float" office:value="1" calcext:value-type="float">
            <text:p>1</text:p>
          </table:table-cell>
          <table:table-cell table:style-name="ce5" table:formula="of:=[.B241]*[.C241]" office:value-type="currency" office:currency="EUR" office:value="0.512" calcext:value-type="currency">
            <text:p>0.51 €</text:p>
          </table:table-cell>
          <table:table-cell table:style-name="ce5" table:formula="of:=SUM([.E$229:.E241])" office:value-type="currency" office:currency="EUR" office:value="9.555" calcext:value-type="currency">
            <text:p>9.56 €</text:p>
          </table:table-cell>
          <table:table-cell table:style-name="Default" office:value-type="string" calcext:value-type="string">
            <text:p><text:s/>571-15860398 </text:p>
          </table:table-cell>
          <table:table-cell table:style-name="Default"/>
          <table:table-cell office:value-type="string" calcext:value-type="string">
            <text:p>J7</text:p>
          </table:table-cell>
          <table:table-cell office:value-type="string" calcext:value-type="string">
            <text:p>ATXP8</text:p>
          </table:table-cell>
          <table:table-cell office:value-type="string" calcext:value-type="string">
            <text:p>Connector_Generic:Conn_02x04_Top_Bottom</text:p>
          </table:table-cell>
          <table:table-cell office:value-type="string" calcext:value-type="string">
            <text:p>Connector_Molex:Molex_Mini-Fit_Jr_5566-08A_2x04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IF([.E242];[.C242];0)" office:value-type="float" office:value="0" calcext:value-type="float">
            <text:p>0</text:p>
          </table:table-cell>
          <table:table-cell table:style-name="ce5" table:formula="of:=[.B242]*[.C242]" office:value-type="currency" office:currency="EUR" office:value="0" calcext:value-type="currency">
            <text:p>0.00 €</text:p>
          </table:table-cell>
          <table:table-cell table:style-name="ce5" table:formula="of:=SUM([.E$229:.E242])" office:value-type="currency" office:currency="EUR" office:value="9.555" calcext:value-type="currency">
            <text:p>9.56 €</text:p>
          </table:table-cell>
          <table:table-cell table:style-name="ce7"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IDC:IDC-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currency" office:currency="EUR" office:value="0.529" calcext:value-type="currency">
            <text:p>0.529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43];[.C243];0)" office:value-type="float" office:value="1" calcext:value-type="float">
            <text:p>1</text:p>
          </table:table-cell>
          <table:table-cell table:style-name="ce5" table:formula="of:=[.B243]*[.C243]" office:value-type="currency" office:currency="EUR" office:value="0.529" calcext:value-type="currency">
            <text:p>0.53 €</text:p>
          </table:table-cell>
          <table:table-cell table:style-name="ce5" table:formula="of:=SUM([.E$229:.E243])" office:value-type="currency" office:currency="EUR" office:value="10.084" calcext:value-type="currency">
            <text:p>10.08 €</text:p>
          </table:table-cell>
          <table:table-cell table:style-name="Default" office:value-type="string" calcext:value-type="string">
            <text:p><text:s/>502-RAHHD19TR </text:p>
          </table:table-cell>
          <table:table-cell table:style-name="Default"/>
          <table:table-cell office:value-type="string" calcext:value-type="string">
            <text:p>J12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Connector:HDMI_A</text:p>
          </table:table-cell>
          <table:table-cell office:value-type="string" calcext:value-type="string">
            <text:p>library:HDMI_RAHHD19TR</text:p>
          </table:table-cell>
          <table:table-cell office:value-type="string" calcext:value-type="string">
            <text:p>https://en.wikipedia.org/wiki/HDM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currency" office:currency="EUR" office:value="0.5" calcext:value-type="currency">
            <text:p>0.500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44];[.C244];0)" office:value-type="float" office:value="1" calcext:value-type="float">
            <text:p>1</text:p>
          </table:table-cell>
          <table:table-cell table:style-name="ce5" table:formula="of:=[.B244]*[.C244]" office:value-type="currency" office:currency="EUR" office:value="0.5" calcext:value-type="currency">
            <text:p>0.50 €</text:p>
          </table:table-cell>
          <table:table-cell table:style-name="ce5" table:formula="of:=SUM([.E$229:.E244])" office:value-type="currency" office:currency="EUR" office:value="10.584" calcext:value-type="currency">
            <text:p>10.58 €</text:p>
          </table:table-cell>
          <table:table-cell table:style-name="ce7"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IF([.E245];[.C245];0)" office:value-type="float" office:value="0" calcext:value-type="float">
            <text:p>0</text:p>
          </table:table-cell>
          <table:table-cell table:style-name="ce5" table:formula="of:=[.B245]*[.C245]" office:value-type="currency" office:currency="EUR" office:value="0" calcext:value-type="currency">
            <text:p>0.00 €</text:p>
          </table:table-cell>
          <table:table-cell table:style-name="ce5" table:formula="of:=SUM([.E$229:.E245])" office:value-type="currency" office:currency="EUR" office:value="10.584" calcext:value-type="currency">
            <text:p>10.58 €</text:p>
          </table:table-cell>
          <table:table-cell table:style-name="ce7"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Molex:Molex_Mini-Fit_Jr_5566-02A_2x01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IF([.E246];[.C246];0)" office:value-type="float" office:value="0" calcext:value-type="float">
            <text:p>0</text:p>
          </table:table-cell>
          <table:table-cell table:style-name="ce5" table:formula="of:=[.B246]*[.C246]" office:value-type="currency" office:currency="EUR" office:value="0" calcext:value-type="currency">
            <text:p>0.00 €</text:p>
          </table:table-cell>
          <table:table-cell table:style-name="ce5" table:formula="of:=SUM([.E$229:.E246])" office:value-type="currency" office:currency="EUR" office:value="10.584" calcext:value-type="currency">
            <text:p>10.58 €</text:p>
          </table:table-cell>
          <table:table-cell table:style-name="ce7"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Fan connecto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:Fan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currency" office:currency="EUR" office:value="0.035" calcext:value-type="currency">
            <text:p>0.035 €</text:p>
          </table:table-cell>
          <table:table-cell table:formula="of:=CEILING(15/4)" office:value-type="float" office:value="4" calcext:value-type="float">
            <text:p>4</text:p>
          </table:table-cell>
          <table:table-cell table:style-name="ce3" table:formula="of:=IF([.E247];[.C247];0)" office:value-type="float" office:value="4" calcext:value-type="float">
            <text:p>4</text:p>
          </table:table-cell>
          <table:table-cell table:style-name="ce5" table:formula="of:=[.B247]*[.C247]" office:value-type="currency" office:currency="EUR" office:value="0.14" calcext:value-type="currency">
            <text:p>0.14 €</text:p>
          </table:table-cell>
          <table:table-cell table:style-name="ce5" table:formula="of:=SUM([.E$229:.E247])" office:value-type="currency" office:currency="EUR" office:value="10.724" calcext:value-type="currency">
            <text:p>10.72 €</text:p>
          </table:table-cell>
          <table:table-cell table:style-name="ce7" table:number-columns-repeated="2"/>
          <table:table-cell office:value-type="string" calcext:value-type="string">
            <text:p>R1, R2, R3, R6, R16, R28, R38, R39, R41, R45, R8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EUR" office:value="0.019" calcext:value-type="currency">
            <text:p>0.019 €</text:p>
          </table:table-cell>
          <table:table-cell office:value-type="float" office:value="0" calcext:value-type="float">
            <text:p>0</text:p>
          </table:table-cell>
          <table:table-cell table:style-name="ce3" table:formula="of:=IF([.E248];[.C248];0)" office:value-type="float" office:value="0" calcext:value-type="float">
            <text:p>0</text:p>
          </table:table-cell>
          <table:table-cell table:style-name="ce5" table:formula="of:=[.B248]*[.C248]" office:value-type="currency" office:currency="EUR" office:value="0" calcext:value-type="currency">
            <text:p>0.00 €</text:p>
          </table:table-cell>
          <table:table-cell table:style-name="ce5" table:formula="of:=SUM([.E$229:.E248])" office:value-type="currency" office:currency="EUR" office:value="10.724" calcext:value-type="currency">
            <text:p>10.72 €</text:p>
          </table:table-cell>
          <table:table-cell table:style-name="ce7" table:number-columns-repeated="2"/>
          <table:table-cell office:value-type="string" calcext:value-type="string">
            <text:p>R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currency" office:currency="EUR" office:value="0.019" calcext:value-type="currency">
            <text:p>0.019 €</text:p>
          </table:table-cell>
          <table:table-cell office:value-type="float" office:value="6" calcext:value-type="float">
            <text:p>6</text:p>
          </table:table-cell>
          <table:table-cell table:style-name="ce3" table:formula="of:=IF([.E249];[.C249];0)" office:value-type="float" office:value="6" calcext:value-type="float">
            <text:p>6</text:p>
          </table:table-cell>
          <table:table-cell table:style-name="ce5" table:formula="of:=[.B249]*[.C249]" office:value-type="currency" office:currency="EUR" office:value="0.114" calcext:value-type="currency">
            <text:p>0.11 €</text:p>
          </table:table-cell>
          <table:table-cell table:style-name="ce5" table:formula="of:=SUM([.E$229:.E249])" office:value-type="currency" office:currency="EUR" office:value="10.838" calcext:value-type="currency">
            <text:p>10.84 €</text:p>
          </table:table-cell>
          <table:table-cell table:style-name="ce7" table:number-columns-repeated="2"/>
          <table:table-cell office:value-type="string" calcext:value-type="string">
            <text:p>R5, R43, R51, R59, R67, R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currency" office:currency="EUR" office:value="0.035" calcext:value-type="currency">
            <text:p>0.035 €</text:p>
          </table:table-cell>
          <table:table-cell table:formula="of:=CEILING(35/4)" office:value-type="float" office:value="9" calcext:value-type="float">
            <text:p>9</text:p>
          </table:table-cell>
          <table:table-cell table:style-name="ce3" table:formula="of:=IF([.E250];[.C250];0)" office:value-type="float" office:value="9" calcext:value-type="float">
            <text:p>9</text:p>
          </table:table-cell>
          <table:table-cell table:style-name="ce5" table:formula="of:=[.B250]*[.C250]" office:value-type="currency" office:currency="EUR" office:value="0.315" calcext:value-type="currency">
            <text:p>0.32 €</text:p>
          </table:table-cell>
          <table:table-cell table:style-name="ce5" table:formula="of:=SUM([.E$229:.E250])" office:value-type="currency" office:currency="EUR" office:value="11.153" calcext:value-type="currency">
            <text:p>11.15 €</text:p>
          </table:table-cell>
          <table:table-cell table:style-name="ce7" table:number-columns-repeated="2"/>
          <table:table-cell office:value-type="string" calcext:value-type="string">
            <text:p>R7, R36, R46, R47, R54, R55, R56, R57, R62, R63, R70, R71, R72, R73, R78, R79, R83, R84, R85, R88, R89, R90, R91, R92, R93, R97, R98, R99, R100, R101, R102, R105, R106, R107, R1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currency" office:currency="EUR" office:value="0.035" calcext:value-type="currency">
            <text:p>0.035 €</text:p>
          </table:table-cell>
          <table:table-cell table:formula="of:=CEILING(25/4)" office:value-type="float" office:value="7" calcext:value-type="float">
            <text:p>7</text:p>
          </table:table-cell>
          <table:table-cell table:style-name="ce3" table:formula="of:=IF([.E251];[.C251];0)" office:value-type="float" office:value="7" calcext:value-type="float">
            <text:p>7</text:p>
          </table:table-cell>
          <table:table-cell table:style-name="ce5" table:formula="of:=[.B251]*[.C251]" office:value-type="currency" office:currency="EUR" office:value="0.245" calcext:value-type="currency">
            <text:p>0.25 €</text:p>
          </table:table-cell>
          <table:table-cell table:style-name="ce5" table:formula="of:=SUM([.E$229:.E251])" office:value-type="currency" office:currency="EUR" office:value="11.398" calcext:value-type="currency">
            <text:p>11.40 €</text:p>
          </table:table-cell>
          <table:table-cell table:style-name="ce7" table:number-columns-repeated="2"/>
          <table:table-cell office:value-type="string" calcext:value-type="string">
            <text:p>R8, R9, R10, R11, R12, R13, R18, R19, R20, R21, R22, R23, R24, R25, R30, R31, R32, R33, R34, R35, R37, R48, R49, R87, R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currency" office:currency="EUR" office:value="0.019" calcext:value-type="currency">
            <text:p>0.019 €</text:p>
          </table:table-cell>
          <table:table-cell office:value-type="float" office:value="0" calcext:value-type="float">
            <text:p>0</text:p>
          </table:table-cell>
          <table:table-cell table:style-name="ce3" table:formula="of:=IF([.E252];[.C252];0)" office:value-type="float" office:value="0" calcext:value-type="float">
            <text:p>0</text:p>
          </table:table-cell>
          <table:table-cell table:style-name="ce5" table:formula="of:=[.B252]*[.C252]" office:value-type="currency" office:currency="EUR" office:value="0" calcext:value-type="currency">
            <text:p>0.00 €</text:p>
          </table:table-cell>
          <table:table-cell table:style-name="ce5" table:formula="of:=SUM([.E$229:.E252])" office:value-type="currency" office:currency="EUR" office:value="11.398" calcext:value-type="currency">
            <text:p>11.40 €</text:p>
          </table:table-cell>
          <table:table-cell table:style-name="ce7" table:number-columns-repeated="2"/>
          <table:table-cell office:value-type="string" calcext:value-type="string">
            <text:p>R14, R15, R17, R4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currency" office:currency="EUR" office:value="0.019" calcext:value-type="currency">
            <text:p>0.019 €</text:p>
          </table:table-cell>
          <table:table-cell office:value-type="float" office:value="5" calcext:value-type="float">
            <text:p>5</text:p>
          </table:table-cell>
          <table:table-cell table:style-name="ce3" table:formula="of:=IF([.E253];[.C253];0)" office:value-type="float" office:value="5" calcext:value-type="float">
            <text:p>5</text:p>
          </table:table-cell>
          <table:table-cell table:style-name="ce5" table:formula="of:=[.B253]*[.C253]" office:value-type="currency" office:currency="EUR" office:value="0.095" calcext:value-type="currency">
            <text:p>0.10 €</text:p>
          </table:table-cell>
          <table:table-cell table:style-name="ce5" table:formula="of:=SUM([.E$229:.E253])" office:value-type="currency" office:currency="EUR" office:value="11.493" calcext:value-type="currency">
            <text:p>11.49 €</text:p>
          </table:table-cell>
          <table:table-cell table:style-name="ce7" table:number-columns-repeated="2"/>
          <table:table-cell office:value-type="string" calcext:value-type="string">
            <text:p>R26, R27, R29, R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currency" office:currency="EUR" office:value="0.058" calcext:value-type="currency">
            <text:p>0.058 €</text:p>
          </table:table-cell>
          <table:table-cell office:value-type="float" office:value="10" calcext:value-type="float">
            <text:p>10</text:p>
          </table:table-cell>
          <table:table-cell table:style-name="ce3" table:formula="of:=IF([.E254];[.C254];0)" office:value-type="float" office:value="10" calcext:value-type="float">
            <text:p>10</text:p>
          </table:table-cell>
          <table:table-cell table:style-name="ce5" table:formula="of:=[.B254]*[.C254]" office:value-type="currency" office:currency="EUR" office:value="0.58" calcext:value-type="currency">
            <text:p>0.58 €</text:p>
          </table:table-cell>
          <table:table-cell table:style-name="ce5" table:formula="of:=SUM([.E$229:.E254])" office:value-type="currency" office:currency="EUR" office:value="12.073" calcext:value-type="currency">
            <text:p>12.07 €</text:p>
          </table:table-cell>
          <table:table-cell table:style-name="ce7" table:number-columns-repeated="2"/>
          <table:table-cell office:value-type="string" calcext:value-type="string">
            <text:p>R44, R50, R52, R58, R60, R66, R68, R74, R76, R82</text:p>
          </table:table-cell>
          <table:table-cell office:value-type="string" calcext:value-type="string">
            <text:p>0R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IF([.E255];[.C255];0)" office:value-type="float" office:value="0" calcext:value-type="float">
            <text:p>0</text:p>
          </table:table-cell>
          <table:table-cell table:style-name="ce5" table:formula="of:=[.B255]*[.C255]" office:value-type="currency" office:currency="EUR" office:value="0" calcext:value-type="currency">
            <text:p>0.00 €</text:p>
          </table:table-cell>
          <table:table-cell table:style-name="ce5" table:formula="of:=SUM([.E$229:.E255])" office:value-type="currency" office:currency="EUR" office:value="12.073" calcext:value-type="currency">
            <text:p>12.07 €</text:p>
          </table:table-cell>
          <table:table-cell table:style-name="ce7"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PTS526 SM15 SMTR2 LFS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Push_1P1T_NO_Vertical_Wuerth_43413302581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currency" office:currency="EUR" office:value="1.82" calcext:value-type="currency">
            <text:p>1.820 €</text:p>
          </table:table-cell>
          <table:table-cell office:value-type="float" office:value="2" calcext:value-type="float">
            <text:p>2</text:p>
          </table:table-cell>
          <table:table-cell table:style-name="ce3" table:formula="of:=IF([.E256];[.C256];0)" office:value-type="float" office:value="2" calcext:value-type="float">
            <text:p>2</text:p>
          </table:table-cell>
          <table:table-cell table:style-name="ce5" table:formula="of:=[.B256]*[.C256]" office:value-type="currency" office:currency="EUR" office:value="3.64" calcext:value-type="currency">
            <text:p>3.64 €</text:p>
          </table:table-cell>
          <table:table-cell table:style-name="ce5" table:formula="of:=SUM([.E$229:.E256])" office:value-type="currency" office:currency="EUR" office:value="15.713" calcext:value-type="currency">
            <text:p>15.71 €</text:p>
          </table:table-cell>
          <table:table-cell table:style-name="Default" office:value-type="string" calcext:value-type="string">
            <text:p><text:s/>798-DF40HC30100DS451 </text:p>
          </table:table-cell>
          <table:table-cell table:style-name="Default"/>
          <table:table-cell office:value-type="string" calcext:value-type="string">
            <text:p>U1</text:p>
          </table:table-cell>
          <table:table-cell office:value-type="string" calcext:value-type="string">
            <text:p>Compute_Module_4_Functional</text:p>
          </table:table-cell>
          <table:table-cell office:value-type="string" calcext:value-type="string">
            <text:p>Raspberry_Pi_Compute_Module_4:Compute_Module_4_Functional</text:p>
          </table:table-cell>
          <table:table-cell office:value-type="string" calcext:value-type="string">
            <text:p>RPi_Compute_Module_4:Raspberry-Pi-4-Compute-Modul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currency" office:currency="EUR" office:value="0.296" calcext:value-type="currency">
            <text:p>0.296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57];[.C257];0)" office:value-type="float" office:value="1" calcext:value-type="float">
            <text:p>1</text:p>
          </table:table-cell>
          <table:table-cell table:style-name="ce5" table:formula="of:=[.B257]*[.C257]" office:value-type="currency" office:currency="EUR" office:value="0.296" calcext:value-type="currency">
            <text:p>0.30 €</text:p>
          </table:table-cell>
          <table:table-cell table:style-name="ce5" table:formula="of:=SUM([.E$229:.E257])" office:value-type="currency" office:currency="EUR" office:value="16.009" calcext:value-type="currency">
            <text:p>16.01 €</text:p>
          </table:table-cell>
          <table:table-cell table:style-name="ce7"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P3008</text:p>
          </table:table-cell>
          <table:table-cell office:value-type="string" calcext:value-type="string">
            <text:p>library:MCP3008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1.microchip.com/downloads/en/DeviceDoc/21295d.pd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currency" office:currency="EUR" office:value="0.434" calcext:value-type="currency">
            <text:p>0.434 €</text:p>
          </table:table-cell>
          <table:table-cell office:value-type="float" office:value="2" calcext:value-type="float">
            <text:p>2</text:p>
          </table:table-cell>
          <table:table-cell table:style-name="ce3" table:formula="of:=IF([.E258];[.C258];0)" office:value-type="float" office:value="2" calcext:value-type="float">
            <text:p>2</text:p>
          </table:table-cell>
          <table:table-cell table:style-name="ce5" table:formula="of:=[.B258]*[.C258]" office:value-type="currency" office:currency="EUR" office:value="0.868" calcext:value-type="currency">
            <text:p>0.87 €</text:p>
          </table:table-cell>
          <table:table-cell table:style-name="ce5" table:formula="of:=SUM([.E$229:.E258])" office:value-type="currency" office:currency="EUR" office:value="16.877" calcext:value-type="currency">
            <text:p>16.88 €</text:p>
          </table:table-cell>
          <table:table-cell table:number-columns-repeated="2"/>
          <table:table-cell office:value-type="string" calcext:value-type="string">
            <text:p>U3, U5</text:p>
          </table:table-cell>
          <table:table-cell office:value-type="string" calcext:value-type="string">
            <text:p>74LVC4245A</text:p>
          </table:table-cell>
          <table:table-cell office:value-type="string" calcext:value-type="string">
            <text:p>library:74LVC4245A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assets.nexperia.com/documents/data-sheet/74HC_HCT244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currency" office:currency="EUR" office:value="0.338" calcext:value-type="currency">
            <text:p>0.338 €</text:p>
          </table:table-cell>
          <table:table-cell office:value-type="float" office:value="2" calcext:value-type="float">
            <text:p>2</text:p>
          </table:table-cell>
          <table:table-cell table:style-name="ce3" table:formula="of:=IF([.E259];[.C259];0)" office:value-type="float" office:value="2" calcext:value-type="float">
            <text:p>2</text:p>
          </table:table-cell>
          <table:table-cell table:style-name="ce5" table:formula="of:=[.B259]*[.C259]" office:value-type="currency" office:currency="EUR" office:value="0.676" calcext:value-type="currency">
            <text:p>0.68 €</text:p>
          </table:table-cell>
          <table:table-cell table:style-name="ce5" table:formula="of:=SUM([.E$229:.E259])" office:value-type="currency" office:currency="EUR" office:value="17.553" calcext:value-type="currency">
            <text:p>17.55 €</text:p>
          </table:table-cell>
          <table:table-cell table:number-columns-repeated="2"/>
          <table:table-cell office:value-type="string" calcext:value-type="string">
            <text:p>U4, U13</text:p>
          </table:table-cell>
          <table:table-cell office:value-type="string" calcext:value-type="string">
            <text:p>AP22804AW5</text:p>
          </table:table-cell>
          <table:table-cell office:value-type="string" calcext:value-type="string">
            <text:p>Power_Management:AP22804A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22804_14.pd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currency" office:currency="EUR" office:value="0.445" calcext:value-type="currency">
            <text:p>0.445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60];[.C260];0)" office:value-type="float" office:value="1" calcext:value-type="float">
            <text:p>1</text:p>
          </table:table-cell>
          <table:table-cell table:style-name="ce5" table:formula="of:=[.B260]*[.C260]" office:value-type="currency" office:currency="EUR" office:value="0.445" calcext:value-type="currency">
            <text:p>0.45 €</text:p>
          </table:table-cell>
          <table:table-cell table:style-name="ce5" table:formula="of:=SUM([.E$229:.E260])" office:value-type="currency" office:currency="EUR" office:value="17.998" calcext:value-type="currency">
            <text:p>18.00 €</text:p>
          </table:table-cell>
          <table:table-cell table:style-name="Default" office:value-type="string" calcext:value-type="string">
            <text:p><text:s/>512-FSUSB30MUX </text:p>
          </table:table-cell>
          <table:table-cell table:style-name="Default"/>
          <table:table-cell office:value-type="string" calcext:value-type="string">
            <text:p>U6</text:p>
          </table:table-cell>
          <table:table-cell office:value-type="string" calcext:value-type="string">
            <text:p>FSUSB30MUX</text:p>
          </table:table-cell>
          <table:table-cell office:value-type="string" calcext:value-type="string">
            <text:p>library:FSUSB30MUX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s://www.onsemi.com/pdf/datasheet/fsusb30-d.pd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currency" office:currency="EUR" office:value="4.27" calcext:value-type="currency">
            <text:p>4.270 €</text:p>
          </table:table-cell>
          <table:table-cell office:value-type="float" office:value="5" calcext:value-type="float">
            <text:p>5</text:p>
          </table:table-cell>
          <table:table-cell table:style-name="ce3" table:formula="of:=IF([.E261];[.C261];0)" office:value-type="float" office:value="5" calcext:value-type="float">
            <text:p>5</text:p>
          </table:table-cell>
          <table:table-cell table:style-name="ce5" table:formula="of:=[.B261]*[.C261]" office:value-type="currency" office:currency="EUR" office:value="21.35" calcext:value-type="currency">
            <text:p>21.35 €</text:p>
          </table:table-cell>
          <table:table-cell table:style-name="ce5" table:formula="of:=SUM([.E$229:.E261])" office:value-type="currency" office:currency="EUR" office:value="39.348" calcext:value-type="currency">
            <text:p>39.35 €</text:p>
          </table:table-cell>
          <table:table-cell table:number-columns-repeated="2"/>
          <table:table-cell office:value-type="string" calcext:value-type="string">
            <text:p>U8, U9, U10, U11, U12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3"/>
          <table:table-cell table:style-name="ce4" table:formula="of:=SUM([.D229:.D261])" office:value-type="float" office:value="150" calcext:value-type="float">
            <text:p>150</text:p>
          </table:table-cell>
          <table:table-cell table:style-name="ce5" table:formula="of:=SUM([.E229:.E261])" office:value-type="currency" office:currency="EUR" office:value="39.348" calcext:value-type="currency">
            <text:p>39.35 €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COUNTIF([.E229:.E261];&quot;&gt;0&quot;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98.41" calcext:value-type="float">
            <text:p>98.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5.69" calcext:value-type="float">
            <text:p>95.69</text:p>
          </table:table-cell>
          <table:table-cell table:number-columns-repeated="9"/>
        </table:table-row>
        <table:table-row table:style-name="ro1" table:number-rows-repeated="104830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9" table:number-columns-repeated="15" table:default-cell-style-name="Default"/>
        <table:table-row table:style-name="ro1">
          <table:table-cell table:number-columns-repeated="3"/>
          <table:table-cell table:style-name="ce12" office:value-type="string" calcext:value-type="string" table:number-columns-spanned="4" table:number-rows-spanned="1">
            <text:p>Input</text:p>
          </table:table-cell>
          <table:covered-table-cell table:number-columns-repeated="2"/>
          <table:covered-table-cell table:style-name="ce7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Price mouser</text:p>
          </table:table-cell>
          <table:table-cell office:value-type="string" calcext:value-type="string">
            <text:p>Nb parts</text:p>
          </table:table-cell>
          <table:table-cell office:value-type="string" calcext:value-type="string">
            <text:p>Nb componen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5" table:formula="of:=[$'motherboard_mini-itx'.E262]" office:value-type="currency" office:currency="EUR" office:value="39.348" calcext:value-type="currency">
            <text:p>39.35 €</text:p>
          </table:table-cell>
          <table:table-cell table:style-name="ce9" table:formula="of:=[$'motherboard_mini-itx'.E263]" office:value-type="float" office:value="25" calcext:value-type="float">
            <text:p>25</text:p>
          </table:table-cell>
          <table:table-cell table:style-name="ce3" table:formula="of:=[$'motherboard_mini-itx'.D262]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Job fee</text:p>
          </table:table-cell>
          <table:table-cell office:value-type="string" calcext:value-type="string">
            <text:p>Price per are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style-name="ce3" table:formula="of:=[.B7]*[.A7]" office:value-type="float" office:value="110.5" calcext:value-type="float">
            <text:p>110.5</text:p>
          </table:table-cell>
          <table:table-cell table:style-name="ce6" office:value-type="currency" office:currency="EUR" office:value="12.3" calcext:value-type="currency">
            <text:p>12.30 €</text:p>
          </table:table-cell>
          <table:table-cell table:style-name="ce2" office:value-type="currency" office:currency="EUR" office:value="0.185" calcext:value-type="currency">
            <text:p>0.185 €</text:p>
          </table:table-cell>
          <table:table-cell table:style-name="ce5" table:formula="of:=[.D7]+[.$C$7]*[.E7]*[.$D$3]" office:value-type="currency" office:currency="EUR" office:value="216.725" calcext:value-type="currency">
            <text:p>216.73 €</text:p>
          </table:table-cell>
          <table:table-cell table:style-name="ce5" table:formula="of:=[.F7]/[.$D$3]" office:value-type="currency" office:currency="EUR" office:value="21.6725" calcext:value-type="currency">
            <text:p>21.67 €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 table:formula="of:=[.D7]/[.$D$3]" office:value-type="currency" office:currency="EUR" office:value="1.23" calcext:value-type="currency">
            <text:p>1.23 €</text:p>
          </table:table-cell>
          <table:table-cell/>
          <table:table-cell table:style-name="ce6" table:formula="of:=[.F7]/[.$D$3]" office:value-type="currency" office:currency="EUR" office:value="21.6725" calcext:value-type="currency">
            <text:p>21.67 €</text:p>
          </table:table-cell>
          <table:table-cell table:style-name="ce6"/>
          <table:table-cell table:number-columns-repeated="8"/>
        </table:table-row>
        <table:table-row table:style-name="ro1">
          <table:table-cell office:value-type="string" calcext:value-type="string">
            <text:p>Par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ce mouser per board</text:p>
          </table:table-cell>
          <table:table-cell office:value-type="string" calcext:value-type="string">
            <text:p>Job fee</text:p>
          </table:table-cell>
          <table:table-cell office:value-type="string" calcext:value-type="string">
            <text:p>Handling fee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10"/>
        </table:table-row>
        <table:table-row table:style-name="ro1">
          <table:table-cell table:style-name="ce5" table:formula="of:=[.E3]" office:value-type="currency" office:currency="EUR" office:value="39.348" calcext:value-type="currency">
            <text:p>39.35 €</text:p>
          </table:table-cell>
          <table:table-cell table:style-name="ce6" office:value-type="currency" office:currency="EUR" office:value="3" calcext:value-type="currency">
            <text:p>3.00 €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5" table:formula="of:=[.A11]*[.$D$3]*(1+[.C11])+[.B11]" office:value-type="currency" office:currency="EUR" office:value="475.176" calcext:value-type="currency">
            <text:p>475.18 €</text:p>
          </table:table-cell>
          <table:table-cell table:style-name="ce5" table:formula="of:=[.D11]/[.$D$3]" office:value-type="currency" office:currency="EUR" office:value="47.5176" calcext:value-type="currency">
            <text:p>47.52 €</text:p>
          </table:table-cell>
          <table:table-cell table:number-columns-repeated="10"/>
        </table:table-row>
        <table:table-row table:style-name="ro1">
          <table:table-cell table:style-name="ce6"/>
          <table:table-cell table:number-columns-repeated="2"/>
          <table:table-cell table:style-name="ce6" table:formula="of:=[.D11]/[.$D$3]" office:value-type="currency" office:currency="EUR" office:value="47.5176" calcext:value-type="currency">
            <text:p>47.52 €</text:p>
          </table:table-cell>
          <table:table-cell table:style-name="ce6"/>
          <table:table-cell table:number-columns-repeated="10"/>
        </table:table-row>
        <table:table-row table:style-name="ro1">
          <table:table-cell table:style-name="ce6"/>
          <table:table-cell table:number-columns-repeated="2"/>
          <table:table-cell table:style-name="ce6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tenc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b fee</text:p>
          </table:table-cell>
          <table:table-cell office:value-type="string" calcext:value-type="string">
            <text:p>Price per are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11"/>
        </table:table-row>
        <table:table-row table:style-name="ro1">
          <table:table-cell table:style-name="ce6" office:value-type="currency" office:currency="EUR" office:value="10" calcext:value-type="currency">
            <text:p>10.00 €</text:p>
          </table:table-cell>
          <table:table-cell table:style-name="ce2" office:value-type="currency" office:currency="EUR" office:value="0.095" calcext:value-type="currency">
            <text:p>0.095 €</text:p>
          </table:table-cell>
          <table:table-cell table:style-name="ce5" table:formula="of:=[.A16]+[.$C$7]*[.B16]" office:value-type="currency" office:currency="EUR" office:value="20.4975" calcext:value-type="currency">
            <text:p>20.50 €</text:p>
          </table:table-cell>
          <table:table-cell table:style-name="ce5" table:formula="of:=[.C16]/[.$D$3]" office:value-type="currency" office:currency="EUR" office:value="2.04975" calcext:value-type="currency">
            <text:p>2.05 €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formula="of:=[.C16]/[.$D$3]" office:value-type="currency" office:currency="EUR" office:value="2.04975" calcext:value-type="currency">
            <text:p>2.05 €</text:p>
          </table:table-cell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b fee</text:p>
          </table:table-cell>
          <table:table-cell office:value-type="string" calcext:value-type="string">
            <text:p>Nb parts</text:p>
          </table:table-cell>
          <table:table-cell office:value-type="string" calcext:value-type="string">
            <text:p>Hand solder</text:p>
          </table:table-cell>
          <table:table-cell office:value-type="string" calcext:value-type="string">
            <text:p>Price per parts</text:p>
          </table:table-cell>
          <table:table-cell office:value-type="string" calcext:value-type="string">
            <text:p>Price of parts</text:p>
          </table:table-cell>
          <table:table-cell office:value-type="string" calcext:value-type="string">
            <text:p>Handling fee</text:p>
          </table:table-cell>
          <table:table-cell office:value-type="string" calcext:value-type="string">
            <text:p>Price handling</text:p>
          </table:table-cell>
          <table:table-cell office:value-type="string" calcext:value-type="string">
            <text:p>Nb components</text:p>
          </table:table-cell>
          <table:table-cell office:value-type="string" calcext:value-type="string">
            <text:p>Hand soldered comp</text:p>
          </table:table-cell>
          <table:table-cell office:value-type="string" calcext:value-type="string">
            <text:p>Placement fee</text:p>
          </table:table-cell>
          <table:table-cell office:value-type="string" calcext:value-type="string">
            <text:p>Price placemen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2"/>
        </table:table-row>
        <table:table-row table:style-name="ro1">
          <table:table-cell table:style-name="ce6" office:value-type="currency" office:currency="EUR" office:value="75" calcext:value-type="currency">
            <text:p>75.00 €</text:p>
          </table:table-cell>
          <table:table-cell table:style-name="ce9" table:formula="of:=[.$F$3]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6" office:value-type="currency" office:currency="EUR" office:value="4.5" calcext:value-type="currency">
            <text:p>4.50 €</text:p>
          </table:table-cell>
          <table:table-cell table:style-name="ce5" table:formula="of:=([.B20]-[.C20])*[.D20]" office:value-type="currency" office:currency="EUR" office:value="90" calcext:value-type="currency">
            <text:p>90.00 €</text:p>
          </table:table-cell>
          <table:table-cell table:style-name="ce6" office:value-type="currency" office:currency="EUR" office:value="0.01" calcext:value-type="currency">
            <text:p>0.01 €</text:p>
          </table:table-cell>
          <table:table-cell table:style-name="ce5" table:formula="of:=[.F20]*[.$C$7]*[.$D$3]" office:value-type="currency" office:currency="EUR" office:value="11.05" calcext:value-type="currency">
            <text:p>11.05 €</text:p>
          </table:table-cell>
          <table:table-cell table:style-name="ce3" table:formula="of:=[.G3]" office:value-type="float" office:value="150" calcext:value-type="float">
            <text:p>150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currency" office:currency="EUR" office:value="0.05" calcext:value-type="currency">
            <text:p>0.05 €</text:p>
          </table:table-cell>
          <table:table-cell table:style-name="ce5" table:formula="of:=[.J20]*([.H20]-[.I20])*[.$D$3]" office:value-type="currency" office:currency="EUR" office:value="68.5" calcext:value-type="currency">
            <text:p>68.50 €</text:p>
          </table:table-cell>
          <table:table-cell table:style-name="ce5" table:formula="of:=[.K20]+[.G20]+[.E20]+[.A20]" office:value-type="currency" office:currency="EUR" office:value="244.55" calcext:value-type="currency">
            <text:p>244.55 €</text:p>
          </table:table-cell>
          <table:table-cell table:style-name="ce5" table:formula="of:=[.L20]/[.$D$3]" office:value-type="currency" office:currency="EUR" office:value="24.455" calcext:value-type="currency">
            <text:p>24.46 €</text:p>
          </table:table-cell>
          <table:table-cell table:number-columns-repeated="2"/>
        </table:table-row>
        <table:table-row table:style-name="ro1">
          <table:table-cell table:style-name="ce6" table:formula="of:=[.A20]/[.$D$3]" office:value-type="currency" office:currency="EUR" office:value="7.5" calcext:value-type="currency">
            <text:p>7.50 €</text:p>
          </table:table-cell>
          <table:table-cell table:number-columns-repeated="2"/>
          <table:table-cell table:style-name="ce6"/>
          <table:table-cell table:style-name="ce6" table:formula="of:=[.E20]/[.$D$3]" office:value-type="currency" office:currency="EUR" office:value="9" calcext:value-type="currency">
            <text:p>9.00 €</text:p>
          </table:table-cell>
          <table:table-cell table:style-name="ce6" table:formula="of:=[.F20]/[.$D$3]" office:value-type="currency" office:currency="EUR" office:value="0.001" calcext:value-type="currency">
            <text:p>0.00 €</text:p>
          </table:table-cell>
          <table:table-cell table:style-name="ce6" table:formula="of:=[.G20]/[.$D$3]" office:value-type="currency" office:currency="EUR" office:value="1.105" calcext:value-type="currency">
            <text:p>1.11 €</text:p>
          </table:table-cell>
          <table:table-cell table:number-columns-repeated="3"/>
          <table:table-cell table:style-name="ce6" table:formula="of:=[.K20]/[.$D$3]" office:value-type="currency" office:currency="EUR" office:value="6.85" calcext:value-type="currency">
            <text:p>6.85 €</text:p>
          </table:table-cell>
          <table:table-cell table:style-name="ce6" table:formula="of:=[.L20]/[.$D$3]" office:value-type="currency" office:currency="EUR" office:value="24.455" calcext:value-type="currency">
            <text:p>24.46 €</text:p>
          </table:table-cell>
          <table:table-cell table:style-name="ce6" table:formula="of:=[.M20]/[.$D$3]" office:value-type="currency" office:currency="EUR" office:value="2.4455" calcext:value-type="currency">
            <text:p>2.45 €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6" table:formula="of:=[.L20]+[.F7]" office:value-type="currency" office:currency="EUR" office:value="461.275" calcext:value-type="currency">
            <text:p>461.28 €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rice per board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[.L20]+[.C16]+[.D11]+[.F7]" office:value-type="currency" office:currency="EUR" office:value="956.9485" calcext:value-type="currency">
            <text:p>956.95 €</text:p>
          </table:table-cell>
          <table:table-cell table:style-name="ce5" table:formula="of:=[.B24]/[.$D$3]" office:value-type="currency" office:currency="EUR" office:value="95.69485" calcext:value-type="currency">
            <text:p>95.69 €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o assembly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[.A11]*[.D3]+[.F7]" office:value-type="currency" office:currency="EUR" office:value="610.205" calcext:value-type="currency">
            <text:p>610.21 €</text:p>
          </table:table-cell>
          <table:table-cell table:style-name="ce5" table:formula="of:=[.B26]/[.$D$3]" office:value-type="currency" office:currency="EUR" office:value="61.0205" calcext:value-type="currency">
            <text:p>61.02 €</text:p>
          </table:table-cell>
          <table:table-cell table:number-columns-repeated="2"/>
          <table:table-cell office:value-type="string" calcext:value-type="string">
            <text:p>PCB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" table:formula="of:=[.F7]/[.B24]" office:value-type="percentage" office:value="0.226475092442279" calcext:value-type="percentage">
            <text:p>22.65%</text:p>
          </table:table-cell>
          <table:table-cell table:style-name="ce10" table:formula="of:=[.D11]/[.B24]" office:value-type="percentage" office:value="0.49655336729197" calcext:value-type="percentage">
            <text:p>49.66%</text:p>
          </table:table-cell>
          <table:table-cell table:style-name="ce10" table:formula="of:=[.L20]/[.B24]" office:value-type="percentage" office:value="0.255551892290965" calcext:value-type="percentage">
            <text:p>25.56%</text:p>
          </table:table-cell>
          <table:table-cell table:style-name="ce10" table:formula="of:=[.C16]/[.B24]" office:value-type="percentage" office:value="0.0214196479747865" calcext:value-type="percentage">
            <text:p>2.14%</text:p>
          </table:table-cell>
          <table:table-cell table:style-name="ce10" table:formula="of:=SUM([.F27:.I27])" office:value-type="percentage" office:value="1" calcext:value-type="percentage">
            <text:p>100.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111P0"/>
    </number:currency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12P0"/>
    </number:currency-style>
    <number:currency-style style:name="N10113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3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3P0"/>
    </number:currency-style>
    <number:currency-style style:name="N10114P0" style:volatile="true" number:language="en" number:country="GB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114" number:language="en" number:country="GB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114P0"/>
    </number:currency-style>
    <number:currency-style style:name="N10115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5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5P0"/>
    </number:currency-style>
    <number:currency-style style:name="N10116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7P0" style:volatile="true" number:language="en" number:country="GB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17" number:language="en" number:country="GB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17P0"/>
    </number:currency-style>
    <number:currency-style style:name="N10118P0" style:volatile="true" number:language="en" number:country="GB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18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18P0"/>
    </number:currency-style>
    <number:currency-style style:name="N10119P0" style:volatile="true" number:language="en" number:country="GB">
      <number:currency-symbol number:language="gsc" number:country="FR">€</number:currency-symbol>
      <number:number number:decimal-places="2" loext:min-decimal-places="2" number:min-integer-digits="1" number:grouping="true"/>
    </number:currency-style>
    <number:currency-style style:name="N10119" number:language="en" number:country="GB">
      <style:text-properties fo:color="#ff0000"/>
      <number:text>-</number:text>
      <number:currency-symbol number:language="gsc" number:country="FR">€</number:currency-symbol>
      <number:number number:decimal-places="2" loext:min-decimal-places="2" number:min-integer-digits="1" number:grouping="true"/>
      <style:map style:condition="value()&gt;=0" style:apply-style-name="N10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0T00:04:15.305127791</dc:date>
    <meta:editing-duration>PT1H8M1S</meta:editing-duration>
    <meta:editing-cycles>1</meta:editing-cycles>
    <meta:document-statistic meta:table-count="2" meta:cell-count="1560" meta:object-count="0"/>
    <meta:generator>LibreOffice/6.4.6.2$Linux_X86_64 LibreOffice_project/40$Build-2</meta:generator>
  </office:meta>
</office:document-meta>
</file>